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BERKLEY" svg:font-family="'AR BERKLEY'" style:font-pitch="variable"/>
    <style:font-face style:name="AR DARLING1" svg:font-family="'AR DARLING'" style:font-pitch="variable"/>
    <style:font-face style:name="AR DARLING" svg:font-family="'AR DARLING'" style:font-adornments="Regular" style:font-pitch="variable"/>
    <style:font-face style:name="Liberation Sans1" svg:font-family="'Liberation Sans'" style:font-pitch="variable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eelawadee UI" svg:font-family="'Leelawadee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none" draw:textarea-horizontal-align="justify" draw:textarea-vertical-align="middle" draw:auto-grow-height="false" fo:min-height="0.411cm" fo:min-width="1.967cm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0.411cm" fo:min-width="1.965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0.255cm" fo:min-width="0.2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6cm" fo:min-width="0.724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0.255cm" fo:min-width="0.299cm"/>
    </style:style>
    <style:style style:name="gr6" style:family="graphic" style:parent-style-name="standard">
      <style:graphic-properties draw:stroke="none" draw:fill="none" fo:min-height="0.348cm"/>
    </style:style>
    <style:style style:name="gr7" style:family="graphic" style:parent-style-name="standard">
      <style:graphic-properties draw:stroke="none" draw:fill="none" fo:min-height="0.281cm"/>
    </style:style>
    <style:style style:name="gr8" style:family="graphic" style:parent-style-name="standard">
      <style:graphic-properties draw:stroke="none" draw:fill="none" fo:min-height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text-properties style:font-name="Calibri Light1" fo:font-size="12pt"/>
    </style:style>
    <style:style style:name="P6" style:family="paragraph">
      <loext:graphic-properties draw:fill="none"/>
      <style:text-properties style:font-name="Calibri Light1" fo:font-size="12pt"/>
    </style:style>
    <style:style style:name="P7" style:family="paragraph">
      <loext:graphic-properties draw:fill="none"/>
      <style:text-properties fo:font-size="12pt"/>
    </style:style>
    <style:style style:name="P8" style:family="paragraph">
      <style:text-properties style:font-name="AR DARLING1" fo:font-size="12pt"/>
    </style:style>
    <style:style style:name="P9" style:family="paragraph">
      <loext:graphic-properties draw:fill="none" draw:fill-color="#ffffff"/>
      <style:text-properties style:font-name="AR DARLING1" fo:font-size="11pt" style:font-size-asian="16pt" style:font-size-complex="16pt"/>
    </style:style>
    <style:style style:name="P10" style:family="paragraph">
      <loext:graphic-properties draw:fill="none" draw:fill-color="#ffffff"/>
      <style:text-properties style:font-name="AR DARLING1" fo:font-size="24pt" style:font-size-asian="24pt" style:font-size-complex="24pt"/>
    </style:style>
    <style:style style:name="T1" style:family="text">
      <style:text-properties fo:font-size="8pt" fo:font-style="italic" style:font-size-asian="12pt" style:font-style-asian="italic" style:font-size-complex="12pt" style:font-style-complex="italic"/>
    </style:style>
    <style:style style:name="T2" style:family="text">
      <style:text-properties style:font-name="Calibri Light1" fo:font-size="8pt" fo:font-style="italic" style:font-size-asian="12pt" style:font-style-asian="italic" style:font-size-complex="12pt" style:font-style-complex="italic"/>
    </style:style>
    <style:style style:name="T3" style:family="text">
      <style:text-properties style:font-name="AR DARLING1" fo:font-size="11pt" style:font-size-asian="16pt" style:font-size-complex="16pt"/>
    </style:style>
    <style:style style:name="T4" style:family="text">
      <style:text-properties style:font-name="AR DARLING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01cm" svg:height="0.911cm" draw:transform="rotate (0.000174532925199274) translate (0.433cm 1.474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923.5144743524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3.401cm" svg:height="0.911cm" draw:transform="rotate (0.000174532925199274) translate (3.658cm 1.476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923.5144743524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3.399cm" svg:height="0.911cm" draw:transform="rotate (0.000174532925199274) translate (6.899cm 1.476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2923.5144743524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438cm" svg:height="0.911cm" draw:transform="rotate (0.000174532925199274) translate (12.617cm 1.473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341.6207710464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1.244cm" svg:height="0.656cm" svg:x="10.513cm" svg:y="1.325cm">
            <draw:text-box>
              <text:p text:style-name="P3"><text:span text:style-name="T1">22:00</text:span></text:p>
            </draw:text-box>
          </draw:frame>
          <draw:custom-shape draw:style-name="gr3" draw:text-style-name="P1" draw:layer="layout" svg:width="1.438cm" svg:height="0.911cm" draw:transform="rotate (0.000174532925199274) translate (11.362cm 1.476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341.6207710464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439cm" svg:height="0.911cm" draw:transform="rotate (0.000174532925199274) translate (10.119cm 1.473cm)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7341.6207710464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" draw:text-style-name="P6" draw:layer="layout" svg:width="1.245cm" svg:height="0.598cm" svg:x="9.244cm" svg:y="1.34cm">
            <draw:text-box>
              <text:p text:style-name="P5"><text:span text:style-name="T2">21:00</text:span></text:p>
            </draw:text-box>
          </draw:frame>
          <draw:frame draw:style-name="gr6" draw:text-style-name="P7" draw:layer="layout" svg:width="1.244cm" svg:height="0.598cm" svg:x="6.022cm" svg:y="1.331cm">
            <draw:text-box>
              <text:p text:style-name="P3"><text:span text:style-name="T1">18:00</text:span></text:p>
            </draw:text-box>
          </draw:frame>
          <draw:frame draw:style-name="gr6" draw:text-style-name="P7" draw:layer="layout" svg:width="1.245cm" svg:height="0.598cm" svg:x="2.772cm" svg:y="1.335cm">
            <draw:text-box>
              <text:p text:style-name="P3"><text:span text:style-name="T1">15:00</text:span></text:p>
            </draw:text-box>
          </draw:frame>
          <draw:frame draw:style-name="gr7" draw:text-style-name="P7" draw:layer="layout" svg:width="1.244cm" svg:height="0.598cm" svg:x="11.74cm" svg:y="1.323cm">
            <draw:text-box>
              <text:p text:style-name="P3"><text:span text:style-name="T1">23:00</text:span></text:p>
            </draw:text-box>
          </draw:frame>
          <draw:frame draw:style-name="gr8" draw:text-style-name="P7" draw:layer="layout" svg:width="1.244cm" svg:height="0.598cm" svg:x="13.03cm" svg:y="1.319cm">
            <draw:text-box>
              <text:p text:style-name="P3"><text:span text:style-name="T1">00:00</text:span></text:p>
            </draw:text-box>
          </draw:frame>
        </draw:g>
        <draw:g>
          <draw:frame draw:style-name="gr9" draw:text-style-name="P9" draw:layer="layout" svg:width="1.143cm" svg:height="0.767cm" draw:transform="rotate (1.55927715373173) translate (0.325cm 1.464cm)">
            <draw:text-box>
              <text:p text:style-name="P8"><text:span text:style-name="T3">The</text:span></text:p>
            </draw:text-box>
          </draw:frame>
          <draw:frame draw:style-name="gr10" draw:text-style-name="P10" draw:layer="layout" svg:width="3.254cm" svg:height="1.275cm" svg:x="0.606cm" svg:y="0.203cm">
            <draw:text-box>
              <text:p text:style-name="P8"><text:span text:style-name="T4">Spraw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BERKLEY" svg:font-family="'AR BERKLEY'" style:font-pitch="variable"/>
    <style:font-face style:name="AR DARLING1" svg:font-family="'AR DARLING'" style:font-pitch="variable"/>
    <style:font-face style:name="AR DARLING" svg:font-family="'AR DARLING'" style:font-adornments="Regular" style:font-pitch="variable"/>
    <style:font-face style:name="Liberation Sans1" svg:font-family="'Liberation Sans'" style:font-pitch="variable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eelawadee UI" svg:font-family="'Leelawadee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svg:stroke-linecap="round" draw:fill="solid" draw:fill-color="#729fcf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Calibri Light" fo:font-family="'Calibri Light'" style:font-style-name="Regular" style:font-family-generic="swiss" style:font-pitch="variable" fo:font-size="2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3T13:54:01.203000000</meta:creation-date>
    <meta:print-date>2017-08-05T13:36:13.252000000</meta:print-date>
    <dc:date>2017-08-05T17:16:15.413000000</dc:date>
    <meta:editing-duration>PT1H48M5S</meta:editing-duration>
    <meta:editing-cycles>9</meta:editing-cycles>
    <meta:generator>LibreOffice/5.1.0.3$Windows_x86 LibreOffice_project/5e3e00a007d9b3b6efb6797a8b8e57b51ab1f737</meta:generator>
    <meta:document-statistic meta:object-count="16"/>
  </office:meta>
</office:document-meta>
</file>